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xProto Nerd Font" svg:font-family="'0xProto Nerd Font'" style:font-pitch="fixed"/>
    <style:font-face style:name="CaskaydiaCove NFP" svg:font-family="'CaskaydiaCove NFP'" style:font-family-generic="system" style:font-pitch="variable"/>
    <style:font-face style:name="JetBrainsMono Nerd Font Mono" svg:font-family="'JetBrainsMono Nerd Font Mono', 'Droid Sans Mono', monospace, monospac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Sans NF" svg:font-family="'NotoSans NF'" style:font-family-generic="swiss"/>
    <style:font-face style:name="NotoSans NF1" svg:font-family="'NotoSans NF'" style:font-family-generic="system" style:font-pitch="variable"/>
  </office:font-face-decls>
  <office:automatic-styles>
    <style:style style:name="P1" style:family="paragraph" style:parent-style-name="Subtitle">
      <style:text-properties fo:font-size="14pt" style:font-size-asian="14pt" style:font-size-complex="14pt"/>
    </style:style>
    <style:style style:name="P2" style:family="paragraph" style:parent-style-name="Standard">
      <style:text-properties officeooo:rsid="0015c089" officeooo:paragraph-rsid="0015c089"/>
    </style:style>
    <style:style style:name="P3" style:family="paragraph" style:parent-style-name="Standard">
      <style:text-properties officeooo:rsid="001cca77" officeooo:paragraph-rsid="001cca77"/>
    </style:style>
    <style:style style:name="P4" style:family="paragraph" style:parent-style-name="Standard">
      <style:paragraph-properties fo:text-align="center" style:justify-single-word="false"/>
      <style:text-properties style:font-name="0xProto Nerd Font" fo:font-size="10.5pt" fo:font-weight="bold" style:font-size-asian="10.5pt" style:font-weight-asian="bold" style:font-size-complex="10.5pt" style:font-weight-complex="bold"/>
    </style:style>
    <style:style style:name="P5" style:family="paragraph" style:parent-style-name="Standard">
      <style:paragraph-properties fo:text-align="center" style:justify-single-word="false"/>
      <style:text-properties style:font-name="0xProto Nerd Font" fo:font-size="10.5pt" style:font-size-asian="10.5pt" style:font-size-complex="10.5pt"/>
    </style:style>
    <style:style style:name="P6" style:family="paragraph" style:parent-style-name="Footnote">
      <style:text-properties officeooo:rsid="001dd8d9" officeooo:paragraph-rsid="001dd8d9"/>
    </style:style>
    <style:style style:name="P7" style:family="paragraph" style:parent-style-name="Standard">
      <style:text-properties style:font-name="0xProto Nerd Font" fo:font-size="10.5pt" style:font-size-asian="10.5pt" style:font-size-complex="10.5pt"/>
    </style:style>
    <style:style style:name="P8" style:family="paragraph" style:parent-style-name="Standard">
      <style:text-properties officeooo:rsid="001f6f92" officeooo:paragraph-rsid="001f6f92"/>
    </style:style>
    <style:style style:name="P9" style:family="paragraph" style:parent-style-name="Standard">
      <style:text-properties officeooo:paragraph-rsid="001f6f92"/>
    </style:style>
    <style:style style:name="P10" style:family="paragraph" style:parent-style-name="Standard">
      <style:text-properties style:font-name="Liberation Sans1" officeooo:rsid="001f6f92" officeooo:paragraph-rsid="001f6f92"/>
    </style:style>
    <style:style style:name="P11" style:family="paragraph" style:parent-style-name="Standard">
      <style:text-properties officeooo:paragraph-rsid="0025003d"/>
    </style:style>
    <style:style style:name="P12" style:family="paragraph" style:parent-style-name="Standard">
      <style:text-properties style:font-name="Liberation Sans1" officeooo:rsid="0021a61b" officeooo:paragraph-rsid="0021a61b"/>
    </style:style>
    <style:style style:name="P13" style:family="paragraph" style:parent-style-name="Standard">
      <style:text-properties style:font-name="JetBrainsMono Nerd Font Mono" officeooo:rsid="0021a61b" officeooo:paragraph-rsid="0021a61b"/>
    </style:style>
    <style:style style:name="P14" style:family="paragraph" style:parent-style-name="Standard">
      <style:text-properties fo:color="#f8f8f2" loext:opacity="100%" style:font-name="JetBrainsMono Nerd Font Mono" fo:font-size="11.25pt" fo:font-weight="bold" officeooo:rsid="0021a61b" officeooo:paragraph-rsid="0021a61b" fo:background-color="#282a36"/>
    </style:style>
    <style:style style:name="P15" style:family="paragraph" style:parent-style-name="Standard">
      <style:paragraph-properties fo:margin-left="0in" fo:margin-right="0in" style:line-height-at-least="0.2083in" fo:text-indent="0in" style:auto-text-indent="false"/>
      <style:text-properties fo:color="#f8f8f2" loext:opacity="100%" style:font-name="JetBrainsMono Nerd Font Mono" fo:font-size="11.25pt" fo:font-weight="bold" fo:background-color="#282a36"/>
    </style:style>
    <style:style style:name="P16" style:family="paragraph" style:parent-style-name="Standard">
      <style:paragraph-properties fo:margin-left="0in" fo:margin-right="0in" style:line-height-at-least="0.2083in" fo:text-indent="0in" style:auto-text-indent="false"/>
    </style:style>
    <style:style style:name="P17" style:family="paragraph" style:parent-style-name="Standard">
      <style:text-properties officeooo:paragraph-rsid="0021a61b"/>
    </style:style>
    <style:style style:name="P18" style:family="paragraph" style:parent-style-name="Standard">
      <style:text-properties officeooo:rsid="0025003d" officeooo:paragraph-rsid="0021a61b"/>
    </style:style>
    <style:style style:name="T1" style:family="text">
      <style:text-properties fo:font-weight="bold" style:font-weight-asian="bold" style:font-weight-complex="bold"/>
    </style:style>
    <style:style style:name="T2" style:family="text">
      <style:text-properties fo:font-weight="bold" officeooo:rsid="001cca77" style:font-weight-asian="bold" style:font-weight-complex="bold"/>
    </style:style>
    <style:style style:name="T3" style:family="text">
      <style:text-properties officeooo:rsid="001f6f92"/>
    </style:style>
    <style:style style:name="T4" style:family="text">
      <style:text-properties style:font-name="0xProto Nerd Font" fo:font-size="10.5pt" fo:font-weight="bold" officeooo:rsid="001f6f92" style:font-size-asian="10.5pt" style:font-weight-asian="bold" style:font-size-complex="10.5pt" style:font-weight-complex="bold"/>
    </style:style>
    <style:style style:name="T5" style:family="text">
      <style:text-properties style:font-name="Liberation Sans1" officeooo:rsid="001f6f92"/>
    </style:style>
    <style:style style:name="T6" style:family="text">
      <style:text-properties style:font-name="Liberation Sans1" officeooo:rsid="0021a61b"/>
    </style:style>
    <style:style style:name="T7" style:family="text">
      <style:text-properties style:font-name="Liberation Sans1" officeooo:rsid="0025003d"/>
    </style:style>
    <style:style style:name="T8" style:family="text">
      <style:text-properties fo:color="#ff79c6" loext:opacity="100%" fo:font-size="11.25pt" fo:font-weight="bold" fo:background-color="#282a36" loext:char-shading-value="0"/>
    </style:style>
    <style:style style:name="T9" style:family="text">
      <style:text-properties fo:color="#f8f8f2" loext:opacity="100%" fo:font-size="11.25pt" fo:font-weight="bold" fo:background-color="#282a36" loext:char-shading-value="0"/>
    </style:style>
    <style:style style:name="T10" style:family="text">
      <style:text-properties fo:color="#8be9fd" loext:opacity="100%" fo:font-size="11.25pt" fo:font-style="italic" fo:font-weight="bold" fo:background-color="#282a36" loext:char-shading-value="0"/>
    </style:style>
    <style:style style:name="T11" style:family="text">
      <style:text-properties fo:color="#ff79c6" loext:opacity="100%"/>
    </style:style>
    <style:style style:name="T12" style:family="text">
      <style:text-properties fo:color="#50fa7b" loext:opacity="100%"/>
    </style:style>
    <style:style style:name="T13" style:family="text">
      <style:text-properties fo:color="#bd93f9" loext:opacity="100%"/>
    </style:style>
    <style:style style:name="T14" style:family="text">
      <style:text-properties fo:color="#ff79c6" loext:opacity="100%" style:font-name="JetBrainsMono Nerd Font Mono" fo:font-size="11.25pt" fo:font-weight="bold" fo:background-color="#282a36" loext:char-shading-value="0"/>
    </style:style>
    <style:style style:name="T15" style:family="text">
      <style:text-properties fo:color="#f8f8f2" loext:opacity="100%" style:font-name="JetBrainsMono Nerd Font Mono" fo:font-size="11.25pt" fo:font-weight="bold" fo:background-color="#282a36" loext:char-shading-value="0"/>
    </style:style>
    <style:style style:name="T16" style:family="text">
      <style:text-properties fo:color="#50fa7b" loext:opacity="100%" style:font-name="JetBrainsMono Nerd Font Mono" fo:font-size="11.25pt" fo:font-weight="bold" fo:background-color="#282a36" loext:char-shading-value="0"/>
    </style:style>
    <style:style style:name="T17" style:family="text">
      <style:text-properties fo:color="#e9f284" loext:opacity="100%" style:font-name="JetBrainsMono Nerd Font Mono" fo:font-size="11.25pt" fo:font-weight="bold" fo:background-color="#282a36" loext:char-shading-value="0"/>
    </style:style>
    <style:style style:name="T18" style:family="text">
      <style:text-properties fo:color="#f1fa8c" loext:opacity="100%" style:font-name="JetBrainsMono Nerd Font Mono" fo:font-size="11.25pt" fo:font-weight="bold" fo:background-color="#282a36" loext:char-shading-value="0"/>
    </style:style>
    <style:style style:name="T19" style:family="text">
      <style:text-properties fo:color="#ffb86c" loext:opacity="100%" fo:font-style="italic"/>
    </style:style>
    <style:style style:name="T20" style:family="text">
      <style:text-properties fo:color="#ffb86c" loext:opacity="100%" style:font-name="JetBrainsMono Nerd Font Mono" fo:font-size="11.25pt" fo:font-style="italic" fo:font-weight="bold" fo:background-color="#282a36" loext:char-shading-value="0"/>
    </style:style>
    <style:style style:name="T21" style:family="text">
      <style:text-properties officeooo:rsid="0021a61b"/>
    </style:style>
    <style:style style:name="T22" style:family="text">
      <style:text-properties officeooo:rsid="0023926a"/>
    </style:style>
    <style:style style:name="T23" style:family="text">
      <style:text-properties officeooo:rsid="002205ba"/>
    </style:style>
    <style:style style:name="T24" style:family="text">
      <style:text-properties officeooo:rsid="002500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PC Tools</text:p>
      <text:p text:style-name="Subtitle">Task 3</text:p>
      <text:p text:style-name="P1">Unai Iborra Albéniz</text:p>
      <text:p text:style-name="P2"/>
      <text:p text:style-name="P2"/>
      <text:p text:style-name="P3">After delivering the Task2, I realised that the benchmark results were executed without using the node in an exclusive state, in order to avoid other users using the same node from adding overhead. Because of this I ran the benchmark again with an exclusive node. The tested compilers were the following</text:p>
      <text:p text:style-name="P2"/>
      <text:p text:style-name="P2">The new results with an exclusive node are the following:</text:p>
      <text:p text:style-name="P4"/>
      <text:p text:style-name="P4">=== gcc_8_4_0 ===</text:p>
      <text:p text:style-name="P5">| <text:span text:style-name="T1">Matrix Size</text:span> <text:s text:c="2"/>| <text:s text:c="5"/><text:span text:style-name="T1">O0</text:span> | <text:s text:c="5"/><text:span text:style-name="T1">O1</text:span> | <text:s text:c="5"/><text:span text:style-name="T1">O2</text:span> | <text:s text:c="5"/><text:span text:style-name="T1">O3</text:span> | <text:s text:c="2"/><text:span text:style-name="T1">Ofast</text:span> | <text:s text:c="2"/><text:span text:style-name="T1">Ref</text:span> |</text:p>
      <text:p text:style-name="P5">|---------------|---------|---------|---------|---------|---------|-------|</text:p>
      <text:p text:style-name="P5">| 1024×1024 <text:s text:c="4"/>| <text:s text:c="2"/>5.38 <text:s/>| <text:s text:c="2"/>1.855 | <text:s text:c="2"/>1.874 | <text:s text:c="2"/>1.852 | <text:s text:c="2"/>1.753 | 0.109 |</text:p>
      <text:p text:style-name="P5">| 2048×2048 <text:s text:c="4"/>| <text:s/>50.629 | <text:s/>18.695 | <text:s/>18.737 | <text:s/>18.921 | <text:s/>18.505 | 0.805 |</text:p>
      <text:p text:style-name="P5">| 4096×4096 <text:s text:c="4"/>| 742.197 | 350.811 | 339.81 <text:s/>| 333.157 | 339.451 | 5.652 |</text:p>
      <text:p text:style-name="P5"/>
      <text:p text:style-name="P4">=== gcc_10_1_0 ===</text:p>
      <text:p text:style-name="P5">| <text:span text:style-name="T1">Matrix Size</text:span> <text:s text:c="2"/>| <text:s text:c="5"/><text:span text:style-name="T1">O0</text:span> | <text:s text:c="5"/><text:span text:style-name="T1">O1</text:span> | <text:s text:c="5"/><text:span text:style-name="T1">O2</text:span> | <text:s text:c="5"/><text:span text:style-name="T1">O3</text:span> | <text:s text:c="2"/><text:span text:style-name="T1">Ofast</text:span> | <text:s text:c="2"/><text:span text:style-name="T1">Ref</text:span> |</text:p>
      <text:p text:style-name="P5">|---------------|---------|---------|---------|---------|---------|-------|</text:p>
      <text:p text:style-name="P5">| 1024×1024 <text:s text:c="4"/>| <text:s text:c="2"/>5.395 | <text:s text:c="2"/>1.756 | <text:s text:c="2"/>1.98 <text:s/>| <text:s text:c="2"/>1.763 | <text:s text:c="2"/>1.785 | 0.109 |</text:p>
      <text:p text:style-name="P5">| 2048×2048 <text:s text:c="4"/>| <text:s/>51.065 | <text:s/>18.693 | <text:s/>19.192 | <text:s/>18.892 | <text:s/>18.869 | 0.806 |</text:p>
      <text:p text:style-name="P5">| 4096×4096 <text:s text:c="4"/>| 763.312 | 351.06 <text:s/>| 344.822 | 341.948 | 331.883 | 5.652 |</text:p>
      <text:p text:style-name="P5"/>
      <text:p text:style-name="P4">=== gcc_11_4_0 ===</text:p>
      <text:p text:style-name="P5">| <text:span text:style-name="T1">Matrix Size</text:span> <text:s text:c="2"/>| <text:s text:c="5"/><text:span text:style-name="T1">O0</text:span> | <text:s text:c="5"/><text:span text:style-name="T1">O1</text:span> | <text:s text:c="5"/><text:span text:style-name="T1">O2</text:span> | <text:s text:c="5"/><text:span text:style-name="T1">O3</text:span> | <text:s text:c="2"/><text:span text:style-name="T1">Ofast</text:span> | <text:s text:c="2"/><text:span text:style-name="T1">Ref</text:span> |</text:p>
      <text:p text:style-name="P5">|---------------|---------|---------|---------|---------|---------|-------|</text:p>
      <text:p text:style-name="P5">| 1024×1024 <text:s text:c="4"/>| <text:s text:c="2"/>5.383 | <text:s text:c="2"/>1.879 | <text:s text:c="2"/>1.775 | <text:s text:c="2"/>1.776 | <text:s text:c="2"/>1.77 <text:s/>| 0.132 |</text:p>
      <text:p text:style-name="P5">| 2048×2048 <text:s text:c="4"/>| <text:s/>50.373 | <text:s/>19.445 | <text:s/>18.928 | <text:s/>18.725 | <text:s/>18.549 | 0.764 |</text:p>
      <text:p text:style-name="P5">| 4096×4096 <text:s text:c="4"/>| 763.743 | 348.537 | 341.042 | 340.288 | 325.83 <text:s/>| 4.398 |</text:p>
      <text:p text:style-name="P5"/>
      <text:p text:style-name="P4">=== icc ===</text:p>
      <text:p text:style-name="P5">| <text:span text:style-name="T1">Matrix Size</text:span> <text:s text:c="2"/>| <text:s text:c="5"/><text:span text:style-name="T1">O0</text:span> | <text:s text:c="5"/><text:span text:style-name="T1">O1</text:span> | <text:s text:c="5"/><text:span text:style-name="T1">O2</text:span> | <text:s text:c="5"/><text:span text:style-name="T1">O3</text:span> | <text:s text:c="2"/><text:span text:style-name="T2">fast</text:span><text:span text:style-name="T2"><text:note text:id="ftn0" text:note-class="footnote"><text:note-citation>1</text:note-citation><text:note-body><text:p text:style-name="P6">Although the python scripts compiled with -Ofast, I manually compiled the binary with -fast, so they are the correct results.</text:p></text:note-body></text:note></text:span> | <text:s text:c="2"/><text:span text:style-name="T1">Ref</text:span> |</text:p>
      <text:p text:style-name="P5">|---------------|---------|---------|---------|---------|---------|-------|</text:p>
      <text:p text:style-name="P5">| 1024×1024 <text:s text:c="4"/>| <text:s text:c="2"/>5.692 | <text:s text:c="2"/>1.921 | <text:s text:c="2"/>1.823 | <text:s text:c="2"/>1.816 | <text:s text:c="2"/>1.819 | 0.062 |</text:p>
      <text:p text:style-name="P5">| 2048×2048 <text:s text:c="4"/>| <text:s/>52.855 | <text:s/>19.354 | <text:s/>19.319 | <text:s/>19.33 <text:s/>| <text:s/>18.976 | 0.391 |</text:p>
      <text:p text:style-name="P5">| 4096×4096 <text:s text:c="4"/>| 767.005 | 340.737 | 353.717 | 351.644 | 360.228 | 2.775 |</text:p>
      <text:p text:style-name="P5"/>
      <text:p text:style-name="P4">=== icx ===</text:p>
      <text:p text:style-name="P5">| <text:span text:style-name="T1">Matrix Size</text:span> <text:s text:c="2"/>| <text:s text:c="5"/><text:span text:style-name="T1">O0</text:span> | <text:s text:c="5"/><text:span text:style-name="T1">O1</text:span> | <text:s text:c="5"/><text:span text:style-name="T1">O2</text:span> | <text:s text:c="5"/><text:span text:style-name="T1">O3</text:span> | <text:s text:c="2"/><text:span text:style-name="T1">Ofast</text:span> | <text:s text:c="2"/><text:span text:style-name="T1">Ref</text:span> |</text:p>
      <text:p text:style-name="P5">|---------------|---------|---------|---------|---------|---------|-------|</text:p>
      <text:p text:style-name="P5">| 1024×1024 <text:s text:c="4"/>| <text:s text:c="2"/>6.218 | <text:s text:c="2"/>1.805 | <text:s text:c="2"/>1.791 | <text:s text:c="2"/>1.883 | <text:s text:c="2"/>1.912 | 0.062 |</text:p>
      <text:p text:style-name="P5">| 2048×2048 <text:s text:c="4"/>| <text:s/>57.09 <text:s/>| <text:s/>18.856 | <text:s/>18.572 | <text:s/>18.33 <text:s/>| <text:s/>19.133 | 0.391 |</text:p>
      <text:p text:style-name="P5"><text:soft-page-break/>| 4096×4096 <text:s text:c="4"/>| 790.609 | 350.257 | 333.12 <text:s/>| 345.101 | 342.577 | 2.78 <text:s/>|</text:p>
      <text:p text:style-name="P5"/>
      <text:p text:style-name="P4">=== clang ===</text:p>
      <text:p text:style-name="P5">| <text:span text:style-name="T1">Matrix Size</text:span> <text:s text:c="2"/>| <text:s text:c="5"/><text:span text:style-name="T1">O0</text:span> | <text:s text:c="5"/><text:span text:style-name="T1">O1</text:span> | <text:s text:c="5"/><text:span text:style-name="T1">O2</text:span> | <text:s text:c="5"/><text:span text:style-name="T1">O3</text:span> | <text:s text:c="2"/><text:span text:style-name="T1">Ofast</text:span> | <text:s text:c="2"/><text:span text:style-name="T1">Ref</text:span> |</text:p>
      <text:p text:style-name="P5">|---------------|---------|---------|---------|---------|---------|-------|</text:p>
      <text:p text:style-name="P5">| 1024×1024 <text:s text:c="4"/>| <text:s text:c="2"/>6.2 <text:s text:c="2"/>| <text:s text:c="2"/>1.948 | <text:s text:c="2"/>1.851 | <text:s text:c="2"/>1.77 <text:s/>| <text:s text:c="2"/>1.858 | 0.132 |</text:p>
      <text:p text:style-name="P5">| 2048×2048 <text:s text:c="4"/>| <text:s/>57.101 | <text:s/>19.037 | <text:s/>19.36 <text:s/>| <text:s/>19.712 | <text:s/>18.617 | 0.764 |</text:p>
      <text:p text:style-name="P5">| 4096×4096 <text:s text:c="4"/>| 784.618 | 337.737 | 332.522 | 345.647 | 339.952 | 4.392 |</text:p>
      <text:p text:style-name="P7"/>
      <text:p text:style-name="P8"/>
      <text:p text:style-name="P9"><text:span text:style-name="T3">First, I will compare the previously benchmarked compilers (</text:span><text:span text:style-name="T4">gcc_*</text:span><text:span text:style-name="T5">):</text:span></text:p>
      <text:p text:style-name="P10"/>
      <text:p text:style-name="P10"/>
      <text:p text:style-name="P11"><text:span text:style-name="T6">Afer not being able to get full vectorization of the code, I attempted to manually vectorize the code in order to check if I could get better performance than the autovectorizated code. The code for the manually vectorized code is inside /src_vec_manual/*. In order to get the code vectorized, the avx_double.h header was made. It consists of the following macros wrappping the #include &lt;immintrin.h&gt; </text:span><text:span text:style-name="T7">functions</text:span><text:span text:style-name="T6">:</text:span></text:p>
      <text:p text:style-name="P12"/>
      <text:p text:style-name="P13"><text:span text:style-name="T8">typedef</text:span><text:span text:style-name="T9"> </text:span><text:span text:style-name="T10">__m128d</text:span><text:span text:style-name="T9"> </text:span><text:span text:style-name="T10">double_vec</text:span><text:span text:style-name="T9">;</text:span></text:p>
      <text:p text:style-name="P14"><text:span text:style-name="T11">#define</text:span> <text:span text:style-name="T12">VEC_DOUBLE_LEN</text:span> <text:span text:style-name="T13">2</text:span></text:p>
      <text:p text:style-name="P15"><text:span text:style-name="T11">#define</text:span> <text:span text:style-name="T12">VEC_BYTES</text:span> <text:span text:style-name="T13">16</text:span></text:p>
      <text:p text:style-name="P16"><text:span text:style-name="T14">#define</text:span><text:span text:style-name="T15"> </text:span><text:span text:style-name="T16">VEC_NAME</text:span><text:span text:style-name="T15"> </text:span><text:span text:style-name="T17">"</text:span><text:span text:style-name="T18">SSE2</text:span><text:span text:style-name="T17">"</text:span></text:p>
      <text:p text:style-name="P15"><text:span text:style-name="T11">#define</text:span> <text:span text:style-name="T12">vec_loadu</text:span>(<text:span text:style-name="T19">p</text:span>) <text:span text:style-name="T12">_mm_loadu_pd</text:span>(p)</text:p>
      <text:p text:style-name="P15"><text:span text:style-name="T11">#define</text:span> <text:span text:style-name="T12">vec_storeu</text:span>(<text:span text:style-name="T19">p</text:span>, <text:span text:style-name="T19">v</text:span>) <text:span text:style-name="T12">_mm_storeu_pd</text:span>(p, v)</text:p>
      <text:p text:style-name="P16"><text:span text:style-name="T14">#define</text:span><text:span text:style-name="T15"> </text:span><text:span text:style-name="T16">vec_set1</text:span><text:span text:style-name="T15">(</text:span><text:span text:style-name="T20">x</text:span><text:span text:style-name="T15">) </text:span><text:span text:style-name="T16">_mm_set1_pd</text:span><text:span text:style-name="T15">(x)</text:span></text:p>
      <text:p text:style-name="P15"><text:span text:style-name="T11">#define</text:span> <text:span text:style-name="T12">vec_add</text:span>(<text:span text:style-name="T19">a</text:span>, <text:span text:style-name="T19">b</text:span>) <text:span text:style-name="T12">_mm_add_pd</text:span>(a, b)</text:p>
      <text:p text:style-name="P15"><text:span text:style-name="T11">#define</text:span> <text:span text:style-name="T12">vec_sub</text:span>(<text:span text:style-name="T19">a</text:span>, <text:span text:style-name="T19">b</text:span>) <text:span text:style-name="T12">_mm_sub_pd</text:span>(a, b)</text:p>
      <text:p text:style-name="P15"><text:span text:style-name="T11">#define</text:span> <text:span text:style-name="T12">vec_mul</text:span>(<text:span text:style-name="T19">a</text:span>, <text:span text:style-name="T19">b</text:span>) <text:span text:style-name="T12">_mm_mul_pd</text:span>(a, b)</text:p>
      <text:p text:style-name="P15"><text:span text:style-name="T11">#define</text:span> <text:span text:style-name="T12">vec_div</text:span>(<text:span text:style-name="T19">a</text:span>, <text:span text:style-name="T19">b</text:span>) <text:span text:style-name="T12">_mm_div_pd</text:span>(a, b)</text:p>
      <text:p text:style-name="P15"><text:span text:style-name="T11">#define</text:span> <text:span text:style-name="T12">vec_fmadd</text:span>(<text:span text:style-name="T19">a</text:span>, <text:span text:style-name="T19">b</text:span>, <text:span text:style-name="T19">c</text:span>) <text:span text:style-name="T12">_mm_add_pd</text:span>(<text:span text:style-name="T12">_mm_mul_pd</text:span>(a, b), c)</text:p>
      <text:p text:style-name="P12"><text:s/></text:p>
      <text:p text:style-name="P17"><text:span text:style-name="T21">They allow to make the code more portable, as it uses </text:span><text:span text:style-name="T22">macro</text:span><text:span text:style-name="T21"> defines to wrap the </text:span><text:span text:style-name="T23">different SIMD instructions. </text:span><text:span text:style-name="T24">This way the vectorized code can be adapted easily to the architecture of the machine. For example, my personal laptop uses SSE2, while the FT3 uses AVX512, but as the functions are used with macros, it works for my laptop architecture and the FT3 architecture (as long as it is compiled with -march=native or the correct -march flag for each machine).</text:span></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xProto Nerd Font" svg:font-family="'0xProto Nerd Font'" style:font-pitch="fixed"/>
    <style:font-face style:name="CaskaydiaCove NFP" svg:font-family="'CaskaydiaCove NFP'" style:font-family-generic="system" style:font-pitch="variable"/>
    <style:font-face style:name="JetBrainsMono Nerd Font Mono" svg:font-family="'JetBrainsMono Nerd Font Mono', 'Droid Sans Mono', monospace, monospac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Sans NF" svg:font-family="'NotoSans NF'" style:font-family-generic="swiss"/>
    <style:font-face style:name="NotoSans NF1" svg:font-family="'NotoSans N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CaskaydiaCove NFP" style:font-size-asian="10.5pt" style:language-asian="zh" style:country-asian="CN" style:font-name-complex="NotoSans NF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CaskaydiaCove NFP" style:font-size-asian="10.5pt" style:language-asian="zh" style:country-asian="CN" style:font-name-complex="NotoSans N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CaskaydiaCove NFP" style:font-family-asian="'CaskaydiaCove NFP'" style:font-family-generic-asian="system" style:font-pitch-asian="variable" style:font-size-asian="14pt" style:font-name-complex="NotoSans NF1" style:font-family-complex="'NotoSans N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Sans NF" style:font-family-complex="'NotoSans NF'"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Sans NF" style:font-family-complex="'NotoSans NF'"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Sans NF" style:font-family-complex="'NotoSans NF'"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8T19:03:34.147432854</meta:creation-date>
    <meta:generator>LibreOffice/25.8.3.2$Linux_X86_64 LibreOffice_project/580$Build-2</meta:generator>
    <dc:date>2025-12-09T17:47:19.361930442</dc:date>
    <meta:editing-duration>PT45M35S</meta:editing-duration>
    <meta:editing-cycles>16</meta:editing-cycles>
    <meta:document-statistic meta:table-count="0" meta:image-count="0" meta:object-count="0" meta:page-count="2" meta:paragraph-count="58" meta:word-count="724" meta:character-count="4215" meta:non-whitespace-character-count="3256"/>
  </office:meta>
</office:document-meta>
</file>